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1" style:master-page-name="HTML"/>
    <style:style style:name="P2" style:family="paragraph" style:parent-style-name="Text_20_body">
      <style:paragraph-properties fo:margin-top="0in" fo:margin-bottom="0.1965in"/>
    </style:style>
    <style:style style:name="P3" style:family="paragraph" style:parent-style-name="Text_20_body">
      <style:paragraph-properties fo:margin-top="0in" fo:margin-bottom="0.1965in" fo:text-align="start" style:justify-single-word="false"/>
    </style:style>
    <style:style style:name="P4" style:family="paragraph" style:parent-style-name="Text_20_body">
      <style:paragraph-properties fo:margin-top="0in" fo:margin-bottom="0.1965in" fo:text-align="end" style:justify-single-word="false"/>
    </style:style>
    <style:style style:name="P5" style:family="paragraph" style:parent-style-name="Text_20_body">
      <style:paragraph-properties fo:margin-top="0in" fo:margin-bottom="0.1965in" fo:text-align="start" style:justify-single-word="false"/>
      <style:text-properties style:text-line-through-style="none" style:text-underline-style="none" fo:font-weight="bold" style:text-blinking="false"/>
    </style:style>
    <style:style style:name="T1" style:family="text">
      <style:text-properties style:text-line-through-style="none" style:text-underline-style="none" fo:font-weight="bold" style:text-blinking="false"/>
    </style:style>
    <style:style style:name="T2" style:family="text">
      <style:text-properties fo:font-weight="bol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ertificate and revocation Archival for EJBCA </text:h>
      <text:p text:style-name="P2"/>
      <text:h text:style-name="Heading_20_2" text:outline-level="2">Introduction </text:h>
      <text:p text:style-name="P2">From syscheck 1.2 and on there is a script-based archival solution. </text:p>
      <text:p text:style-name="P2">New and revoked certificates are stored on local disk in a file-tree and optional remote SSH server. </text:p>
      <text:p text:style-name="P2"/>
      <text:h text:style-name="Heading_20_2" text:outline-level="2">Setup of publisher </text:h>
      <text:p text:style-name="P2"><text:bookmark text:name="menu"/>Go to: EJBCA Adminweb → ”<text:a xlink:type="simple" xlink:href="https://localhost:8443/ejbca/adminweb/ca/editpublishers/editpublishers.jsp" office:target-frame-name="mainFrame" xlink:show="replace">Edit Publishers</text:a>” → Add new name: ”Archival publisher” </text:p>
      <text:p text:style-name="P2"/>
      <text:p text:style-name="P2">Select/ enter the following: </text:p>
      <text:p text:style-name="P3"><text:span text:style-name="T1">Publisher Type:</text:span> ”Custom Publisher” </text:p>
      <text:p text:style-name="P3"><text:span text:style-name="T2">Class Path:</text:span> ”org.ejbca.core.model.ca.publisher.GeneralPurposeCustomPublisher” </text:p>
      <text:p text:style-name="P2"/>
      <text:p text:style-name="P4"/>
      <text:p text:style-name="P5">Properties of Custom Publisher: </text:p>
      <text:p text:style-name="P2"/>
      <text:p text:style-name="P2">crl.application /path/to/syscheck/related-enabled/902_export_crl.sh </text:p>
      <text:p text:style-name="P2">crl.failOnStandardError true </text:p>
      <text:p text:style-name="P2">crl.failOnErrorCode true </text:p>
      <text:p text:style-name="P2">cert.application /path/to/syscheck/related-enabled/900_export_cert.sh </text:p>
      <text:p text:style-name="P2">cert.failOnStandardError true </text:p>
      <text:p text:style-name="P2">cert.failOnErrorCode true </text:p>
      <text:p text:style-name="P2">revoke.application /path/to/syscheck/related-enabled/901_export_revocation.sh </text:p>
      <text:p text:style-name="P2">revoke.failOnStandardError true </text:p>
      <text:p text:style-name="P2">revoke.failOnErrorCode true </text:p>
      <text:p text:style-name="P2"/>
      <text:h text:style-name="Heading_20_2" text:outline-level="2">Use the publisher on CA:s </text:h>
      <text:p text:style-name="P2">Go to: EJBCA Adminweb → ”Edit Certificate Authorites” </text:p>
      <text:p text:style-name="P2"/>
      <text:p text:style-name="P2">Select the CA you want CRL archival on, then click on edit CA </text:p>
      <text:p text:style-name="P2"/>
      <text:p text:style-name="P2">At ”CRL Publishers”: </text:p>
      <text:p text:style-name="P2">Select ”Archival publisher” </text:p>
      <text:p text:style-name="P2"/>
      <text:p text:style-name="P2">Do this for all CA:s you want CRL Archival for. </text:p>
      <text:p text:style-name="P2"/>
      <text:h text:style-name="Heading_20_2" text:outline-level="2">Use the publisher on Certificate profile:s </text:h>
      <text:p text:style-name="P2">Go to: EJBCA Adminweb → ”Edit Certifcate Profiles” </text:p>
      <text:p text:style-name="P2"/>
      <text:p text:style-name="P2">At: ”Publishers” </text:p>
      <text:p text:style-name="P2">Select ”Archival publisher” </text:p>
      <text:p text:style-name="P2">Do this for all Certificate profiles:s you want Certifcate Archival for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certificate-and-revovation-archival</dc:title>
    <meta:creation-date>2009-03-28T14:46:58</meta:creation-date>
    <dc:language>en-US</dc:language>
    <meta:editing-cycles>1</meta:editing-cycles>
    <meta:editing-duration>PT0S</meta:editing-duration>
    <meta:hyperlink-behaviour office:target-frame-name="_top" xlink:show="replace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179" meta:character-count="1337"/>
  </office:meta>
</office:document-meta>
</file>